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8000000A7155249D2AE530C83.png" manifest:media-type="image/png"/>
  <manifest:file-entry manifest:full-path="Pictures/10000201000001000000010027E970C7673FB7FC.png" manifest:media-type="image/png"/>
  <manifest:file-entry manifest:full-path="Pictures/10000201000000C8000000C89C80C6634A2213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9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65cm" fo:min-width="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5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3.45cm" fo:min-width="11.7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6.25cm" fo:min-width="18.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281cm" fo:min-width="1.801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0cm, 1.61cm, 5.27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8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11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size-complex="8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651cm" svg:height="2.34cm" svg:x="4.468cm" svg:y="2.1cm">
              <draw:image xlink:href="Pictures/10000201000000C8000000C89C80C6634A22136B.png" xlink:type="simple" xlink:show="embed" xlink:actuate="onLoad">
                <text:p/>
              </draw:image>
            </draw:frame>
            <draw:frame draw:style-name="gr2" draw:text-style-name="P3" draw:layer="layout" svg:width="3.1cm" svg:height="0.74cm" svg:x="4.3cm" svg:y="4.26cm">
              <draw:text-box>
                <text:p text:style-name="P2"><text:span text:style-name="T1">extracted</text:span></text:p>
              </draw:text-box>
            </draw:frame>
          </draw:g>
          <draw:custom-shape draw:style-name="gr3" draw:text-style-name="P4" draw:layer="layout" svg:width="2cm" svg:height="0.9cm" svg:x="9.2cm" svg:y="3.173cm">
            <text:p text:style-name="P2"><text:span text:style-name="T1">Projecto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g>
            <draw:line draw:style-name="gr4" draw:text-style-name="P1" draw:layer="layout" svg:x1="7.4cm" svg:y1="2.871cm" svg:x2="8.7cm" svg:y2="2.871cm">
              <text:p/>
            </draw:line>
            <draw:line draw:style-name="gr4" draw:text-style-name="P1" draw:layer="layout" svg:x1="7.4cm" svg:y1="3.371cm" svg:x2="8.7cm" svg:y2="3.371cm">
              <text:p/>
            </draw:line>
            <draw:line draw:style-name="gr4" draw:text-style-name="P1" draw:layer="layout" svg:x1="7.4cm" svg:y1="4.371cm" svg:x2="8.7cm" svg:y2="4.371cm">
              <text:p/>
            </draw:line>
            <draw:frame draw:style-name="gr5" draw:text-style-name="P5" draw:layer="layout" svg:width="0.532cm" svg:height="1.205cm" svg:x="7.784cm" svg:y="3.171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g>
            <draw:line draw:style-name="gr6" draw:text-style-name="P1" draw:layer="layout" svg:x1="11.7cm" svg:y1="2.871cm" svg:x2="13cm" svg:y2="2.871cm">
              <text:p/>
            </draw:line>
            <draw:line draw:style-name="gr6" draw:text-style-name="P1" draw:layer="layout" svg:x1="11.7cm" svg:y1="3.371cm" svg:x2="13cm" svg:y2="3.371cm">
              <text:p/>
            </draw:line>
            <draw:line draw:style-name="gr6" draw:text-style-name="P1" draw:layer="layout" svg:x1="11.7cm" svg:y1="4.371cm" svg:x2="13cm" svg:y2="4.371cm">
              <text:p/>
            </draw:line>
            <draw:frame draw:style-name="gr5" draw:text-style-name="P5" draw:layer="layout" svg:width="0.532cm" svg:height="1.205cm" svg:x="12.084cm" svg:y="3.171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g>
            <draw:frame draw:style-name="gr1" draw:text-style-name="P1" draw:layer="layout" svg:width="2.651cm" svg:height="2.34cm" svg:x="13.193cm" svg:y="2.173cm">
              <draw:image xlink:href="Pictures/10000201000000C8000000C89C80C6634A22136B.png" xlink:type="simple" xlink:show="embed" xlink:actuate="onLoad">
                <text:p/>
              </draw:image>
            </draw:frame>
            <draw:frame draw:style-name="gr2" draw:text-style-name="P3" draw:layer="layout" svg:width="3.1cm" svg:height="0.74cm" svg:x="13.025cm" svg:y="4.333cm">
              <draw:text-box>
                <text:p text:style-name="P2"><text:span text:style-name="T1">projected</text:span></text:p>
              </draw:text-box>
            </draw:frame>
          </draw:g>
          <draw:custom-shape draw:style-name="gr7" draw:text-style-name="P1" draw:layer="layout" svg:width="12.2cm" svg:height="3.7cm" svg:x="4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3" draw:layer="layout" svg:width="4.6cm" svg:height="0.725cm" svg:x="8.25cm" svg:y="11.175cm">
          <draw:text-box>
            <text:p text:style-name="P2"><text:span text:style-name="T1">Algorithm: Enrollment</text:span></text:p>
          </draw:text-box>
        </draw:frame>
        <draw:custom-shape draw:style-name="gr9" draw:text-style-name="P1" draw:layer="layout" svg:width="19cm" svg:height="6.5cm" svg:x="1cm" svg:y="11.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651cm" svg:height="2.34cm" svg:x="17.268cm" svg:y="14.7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7.1cm" svg:y="16.86cm">
            <draw:text-box>
              <text:p text:style-name="P2"><text:span text:style-name="T1">models</text:span></text:p>
            </draw:text-box>
          </draw:frame>
        </draw:g>
        <draw:custom-shape draw:style-name="gr10" draw:text-style-name="P4" draw:layer="layout" svg:width="2.3cm" svg:height="0.9cm" svg:x="13.5cm" svg:y="25.2cm">
          <text:p text:style-name="P2"><text:span text:style-name="T1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1" draw:text-style-name="P1" draw:layer="layout" svg:width="2.506cm" svg:height="2.506cm" svg:x="17.5cm" svg:y="24.475cm">
            <draw:image xlink:href="Pictures/10000201000001000000010027E970C7673FB7FC.png" xlink:type="simple" xlink:show="embed" xlink:actuate="onLoad">
              <text:p/>
            </draw:image>
          </draw:frame>
          <draw:frame draw:style-name="gr8" draw:text-style-name="P3" draw:layer="layout" svg:width="1.8cm" svg:height="0.725cm" svg:x="17.9cm" svg:y="26.875cm">
            <draw:text-box>
              <text:p text:style-name="P2"><text:span text:style-name="T1">scores</text:span></text:p>
            </draw:text-box>
          </draw:frame>
        </draw:g>
        <draw:g>
          <draw:g>
            <draw:frame draw:style-name="gr1" draw:text-style-name="P1" draw:layer="layout" svg:width="2.651cm" svg:height="2.34cm" svg:x="8.868cm" svg:y="14.5cm">
              <draw:image xlink:href="Pictures/10000201000000C8000000C89C80C6634A22136B.png" xlink:type="simple" xlink:show="embed" xlink:actuate="onLoad">
                <text:p/>
              </draw:image>
            </draw:frame>
            <draw:frame draw:style-name="gr11" draw:text-style-name="P3" draw:layer="layout" svg:width="3.1cm" svg:height="1.673cm" svg:x="8.7cm" svg:y="16.66cm">
              <draw:text-box>
                <text:p text:style-name="P2"><text:span text:style-name="T1">extracted </text:span><text:span text:style-name="T1"><text:line-break/></text:span><text:span text:style-name="T3">or</text:span><text:span text:style-name="T1"><text:line-break/></text:span><text:span text:style-name="T1">projected</text:span></text:p>
              </draw:text-box>
            </draw:frame>
          </draw:g>
          <draw:custom-shape draw:style-name="gr10" draw:text-style-name="P4" draw:layer="layout" svg:width="2.3cm" svg:height="0.9cm" svg:x="13.3cm" svg:y="15.5cm">
            <text:p text:style-name="P2"><text:span text:style-name="T1">Enrollm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4" draw:text-style-name="P1" draw:layer="layout" svg:x1="11.7cm" svg:y1="15.198cm" svg:x2="13cm" svg:y2="15.198cm">
              <text:p/>
            </draw:line>
            <draw:line draw:style-name="gr4" draw:text-style-name="P1" draw:layer="layout" svg:x1="11.7cm" svg:y1="15.698cm" svg:x2="13cm" svg:y2="15.698cm">
              <text:p/>
            </draw:line>
            <draw:line draw:style-name="gr4" draw:text-style-name="P1" draw:layer="layout" svg:x1="11.7cm" svg:y1="16.698cm" svg:x2="13cm" svg:y2="16.698cm">
              <text:p/>
            </draw:line>
            <draw:frame draw:style-name="gr5" draw:text-style-name="P5" draw:layer="layout" svg:width="0.532cm" svg:height="1.205cm" svg:x="12.084cm" svg:y="15.498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custom-shape draw:style-name="gr12" draw:text-style-name="P4" draw:layer="layout" svg:width="2.3cm" svg:height="2.9cm" svg:x="1.2cm" svg:y="14.5cm">
            <text:p text:style-name="P2"><text:span text:style-name="T1">Biometric </text:span><text:span text:style-name="T1"><text:line-break/></text:span><text:span text:style-name="T1">databas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4" draw:text-style-name="P1" draw:layer="layout" svg:x1="2.4cm" svg:y1="13.2cm" svg:x2="2.4cm" svg:y2="14.3cm">
            <text:p/>
          </draw:line>
          <draw:frame draw:style-name="gr13" draw:text-style-name="P3" draw:layer="layout" svg:width="5.7cm" svg:height="1.2cm" svg:x="0.9cm" svg:y="12cm">
            <draw:text-box draw:corner-radius="2.2cm">
              <text:p text:style-name="P2"><text:span text:style-name="T1">Which biometric samples to use for model creation?</text:span></text:p>
            </draw:text-box>
          </draw:frame>
          <draw:g>
            <draw:frame draw:style-name="gr8" draw:text-style-name="P3" draw:layer="layout" svg:width="1.2cm" svg:height="0.725cm" svg:x="5.62cm" svg:y="15.05cm">
              <draw:text-box>
                <text:p text:style-name="P2"><text:span text:style-name="T1">IDs</text:span></text:p>
              </draw:text-box>
            </draw:frame>
            <draw:frame draw:style-name="gr14" draw:text-style-name="P1" draw:layer="layout" svg:width="3.041cm" svg:height="0.5cm" draw:transform="rotate (-3.14159265358979) translate (7.541cm 16.25cm)">
              <draw:image xlink:href="Pictures/10000201000001E8000000A7155249D2AE530C83.png" xlink:type="simple" xlink:show="embed" xlink:actuate="onLoad">
                <text:p/>
              </draw:image>
            </draw:frame>
            <draw:frame draw:style-name="gr15" draw:text-style-name="P6" draw:layer="layout" svg:width="0.9cm" svg:height="0.645cm" svg:x="7cm" svg:y="15.605cm">
              <draw:text-box>
                <text:p text:style-name="P2"><text:span text:style-name="T4">...</text:span></text:p>
              </draw:text-box>
            </draw:frame>
          </draw:g>
          <draw:line draw:style-name="gr4" draw:text-style-name="P1" draw:layer="layout" svg:x1="3.6cm" svg:y1="15.95cm" svg:x2="4.6cm" svg:y2="15.95cm">
            <text:p/>
          </draw:line>
          <draw:g>
            <draw:line draw:style-name="gr4" draw:text-style-name="P1" draw:layer="layout" svg:x1="15.9cm" svg:y1="15.198cm" svg:x2="17.2cm" svg:y2="15.198cm">
              <text:p/>
            </draw:line>
            <draw:line draw:style-name="gr4" draw:text-style-name="P1" draw:layer="layout" svg:x1="15.9cm" svg:y1="15.698cm" svg:x2="17.2cm" svg:y2="15.698cm">
              <text:p/>
            </draw:line>
            <draw:line draw:style-name="gr4" draw:text-style-name="P1" draw:layer="layout" svg:x1="15.9cm" svg:y1="16.698cm" svg:x2="17.2cm" svg:y2="16.698cm">
              <text:p/>
            </draw:line>
            <draw:frame draw:style-name="gr5" draw:text-style-name="P5" draw:layer="layout" svg:width="0.532cm" svg:height="1.205cm" svg:x="16.284cm" svg:y="15.498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line draw:style-name="gr4" draw:text-style-name="P1" draw:layer="layout" svg:x1="7.8cm" svg:y1="15.95cm" svg:x2="8.8cm" svg:y2="15.95cm">
            <text:p/>
          </draw:line>
        </draw:g>
        <draw:frame draw:style-name="gr8" draw:text-style-name="P3" draw:layer="layout" svg:width="4.6cm" svg:height="0.725cm" svg:x="8.45cm" svg:y="19.775cm">
          <draw:text-box>
            <text:p text:style-name="P2"><text:span text:style-name="T1">Algorithm: Scoring</text:span></text:p>
          </draw:text-box>
        </draw:frame>
        <draw:custom-shape draw:style-name="gr16" draw:text-style-name="P1" draw:layer="layout" svg:width="19cm" svg:height="8cm" svg:x="1cm" svg:y="20.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651cm" svg:height="2.34cm" svg:x="13.268cm" svg:y="20.5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3.1cm" svg:y="22.66cm">
            <draw:text-box>
              <text:p text:style-name="P2"><text:span text:style-name="T1">models</text:span></text:p>
            </draw:text-box>
          </draw:frame>
        </draw:g>
        <draw:g>
          <draw:frame draw:style-name="gr1" draw:text-style-name="P1" draw:layer="layout" svg:width="2.651cm" svg:height="2.34cm" svg:x="8.868cm" svg:y="24.4cm">
            <draw:image xlink:href="Pictures/10000201000000C8000000C89C80C6634A22136B.png" xlink:type="simple" xlink:show="embed" xlink:actuate="onLoad">
              <text:p/>
            </draw:image>
          </draw:frame>
          <draw:frame draw:style-name="gr11" draw:text-style-name="P3" draw:layer="layout" svg:width="3.1cm" svg:height="1.673cm" svg:x="8.7cm" svg:y="26.56cm">
            <draw:text-box>
              <text:p text:style-name="P2"><text:span text:style-name="T1">extracted </text:span><text:span text:style-name="T1"><text:line-break/></text:span><text:span text:style-name="T3">or</text:span><text:span text:style-name="T1"><text:line-break/></text:span><text:span text:style-name="T1">projected</text:span></text:p>
            </draw:text-box>
          </draw:frame>
        </draw:g>
        <draw:g>
          <draw:line draw:style-name="gr4" draw:text-style-name="P1" draw:layer="layout" svg:x1="11.7cm" svg:y1="25.098cm" svg:x2="13cm" svg:y2="25.098cm">
            <text:p/>
          </draw:line>
          <draw:line draw:style-name="gr4" draw:text-style-name="P1" draw:layer="layout" svg:x1="11.7cm" svg:y1="25.598cm" svg:x2="13cm" svg:y2="25.598cm">
            <text:p/>
          </draw:line>
          <draw:line draw:style-name="gr4" draw:text-style-name="P1" draw:layer="layout" svg:x1="11.7cm" svg:y1="26.598cm" svg:x2="13cm" svg:y2="26.598cm">
            <text:p/>
          </draw:line>
          <draw:frame draw:style-name="gr5" draw:text-style-name="P5" draw:layer="layout" svg:width="0.532cm" svg:height="1.205cm" svg:x="12.084cm" svg:y="25.398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custom-shape draw:style-name="gr12" draw:text-style-name="P4" draw:layer="layout" svg:width="2.3cm" svg:height="2.9cm" svg:x="1.2cm" svg:y="24.4cm">
          <text:p text:style-name="P2"><text:span text:style-name="T1">Biometric </text:span><text:span text:style-name="T1"><text:line-break/></text:span><text:span text:style-name="T1">databas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2.4cm" svg:y1="23.1cm" svg:x2="2.4cm" svg:y2="24.2cm">
          <text:p/>
        </draw:line>
        <draw:frame draw:style-name="gr13" draw:text-style-name="P3" draw:layer="layout" svg:width="5.7cm" svg:height="1.2cm" svg:x="0.9cm" svg:y="21.9cm">
          <draw:text-box draw:corner-radius="2.2cm">
            <text:p text:style-name="P2"><text:span text:style-name="T1">Which biometric samples to use for probes?</text:span></text:p>
          </draw:text-box>
        </draw:frame>
        <draw:g>
          <draw:frame draw:style-name="gr8" draw:text-style-name="P3" draw:layer="layout" svg:width="1.2cm" svg:height="0.725cm" svg:x="5.62cm" svg:y="24.95cm">
            <draw:text-box>
              <text:p text:style-name="P2"><text:span text:style-name="T1">IDs</text:span></text:p>
            </draw:text-box>
          </draw:frame>
          <draw:frame draw:style-name="gr14" draw:text-style-name="P1" draw:layer="layout" svg:width="3.041cm" svg:height="0.5cm" draw:transform="rotate (-3.14159265358979) translate (7.541cm 26.15cm)">
            <draw:image xlink:href="Pictures/10000201000001E8000000A7155249D2AE530C83.png" xlink:type="simple" xlink:show="embed" xlink:actuate="onLoad">
              <text:p/>
            </draw:image>
          </draw:frame>
          <draw:frame draw:style-name="gr15" draw:text-style-name="P6" draw:layer="layout" svg:width="0.9cm" svg:height="0.645cm" svg:x="7cm" svg:y="25.505cm">
            <draw:text-box>
              <text:p text:style-name="P2"><text:span text:style-name="T4">...</text:span></text:p>
            </draw:text-box>
          </draw:frame>
        </draw:g>
        <draw:line draw:style-name="gr4" draw:text-style-name="P1" draw:layer="layout" svg:x1="3.6cm" svg:y1="25.85cm" svg:x2="4.6cm" svg:y2="25.85cm">
          <text:p/>
        </draw:line>
        <draw:g>
          <draw:line draw:style-name="gr4" draw:text-style-name="P1" draw:layer="layout" svg:x1="16.2cm" svg:y1="25.098cm" svg:x2="17.5cm" svg:y2="25.098cm">
            <text:p/>
          </draw:line>
          <draw:line draw:style-name="gr4" draw:text-style-name="P1" draw:layer="layout" svg:x1="16.2cm" svg:y1="25.598cm" svg:x2="17.5cm" svg:y2="25.598cm">
            <text:p/>
          </draw:line>
          <draw:line draw:style-name="gr4" draw:text-style-name="P1" draw:layer="layout" svg:x1="16.2cm" svg:y1="26.598cm" svg:x2="17.5cm" svg:y2="26.598cm">
            <text:p/>
          </draw:line>
          <draw:frame draw:style-name="gr5" draw:text-style-name="P5" draw:layer="layout" svg:width="0.532cm" svg:height="1.205cm" svg:x="16.584cm" svg:y="25.398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line draw:style-name="gr4" draw:text-style-name="P1" draw:layer="layout" svg:x1="7.8cm" svg:y1="25.85cm" svg:x2="8.8cm" svg:y2="25.85cm">
          <text:p/>
        </draw:line>
        <draw:g>
          <draw:line draw:style-name="gr4" draw:text-style-name="P1" draw:layer="layout" svg:x1="13.8cm" svg:y1="23.4cm" svg:x2="13.796cm" svg:y2="24.7cm">
            <text:p/>
          </draw:line>
          <draw:frame draw:style-name="gr5" draw:text-style-name="P5" draw:layer="layout" svg:width="0.532cm" svg:height="1.205cm" draw:transform="rotate (-1.6013395887048) translate (15.576cm 23.655cm)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  <draw:line draw:style-name="gr4" draw:text-style-name="P1" draw:layer="layout" svg:x1="14.3cm" svg:y1="23.4cm" svg:x2="14.296cm" svg:y2="24.7cm">
            <text:p/>
          </draw:line>
          <draw:line draw:style-name="gr4" draw:text-style-name="P1" draw:layer="layout" svg:x1="15.5cm" svg:y1="23.4cm" svg:x2="15.496cm" svg:y2="24.7cm">
            <text:p/>
          </draw:line>
        </draw:g>
        <draw:custom-shape draw:style-name="gr17" draw:text-style-name="P1" draw:layer="layout" svg:width="12cm" svg:height="3.5cm" svg:x="4.2cm" svg:y="1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cm" svg:height="0.725cm" svg:x="8.25cm" svg:y="0.976cm">
          <draw:text-box>
            <text:p text:style-name="P2"><text:span text:style-name="T1">Algorithm: Proj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4:59:26.346622780</meta:creation-date>
    <dc:date>2017-05-22T14:21:08.385908818</dc:date>
    <meta:editing-duration>PT56M8S</meta:editing-duration>
    <meta:editing-cycles>24</meta:editing-cycles>
    <meta:generator>LibreOffice/5.2.6.2$Linux_X86_64 LibreOffice_project/a3100ed2409ebf1c212f5048fbe377c281438fdc</meta:generator>
    <meta:document-statistic meta:object-count="86"/>
  </office:meta>
</office:document-meta>
</file>